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64:Sheet1.J6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16:10:06.299325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12-27T16:22:05.051885501</dc:date>
    <meta:editing-duration>P7DT8H37M56S</meta:editing-duration>
    <meta:editing-cycles>491</meta:editing-cycles>
    <meta:generator>LibreOffice/5.2.7.2$Linux_X86_64 LibreOffice_project/20m0$Build-2</meta:generator>
    <meta:document-statistic meta:table-count="1" meta:cell-count="5477" meta:object-count="0"/>
  </office:meta>
</office:document-meta>
</file>